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Utils.convertSource( 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changeUtils.ensureReReadable( 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changeUtils.isBinary( byte [ ]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changeUtils.display( Exchange exchange , boolean displayCont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xchangeUtils.convert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hangeUtils.convertDisplay( Object 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xchangeUtils.display( Exchange exchange , Type type , StringBuffer sb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ExchangeUtils.ensureReReadable( 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changeUtils.convertInputStream( InputStream i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